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pr1" style:family="presentation" style:parent-style-name="Title-title">
      <style:graphic-properties draw:auto-grow-height="true" fo:min-height="3.473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737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draw:auto-grow-height="true" fo:min-height="1.8cm"/>
      <style:paragraph-properties style:writing-mode="lr-tb"/>
    </style:style>
    <style:style style:name="pr7" style:family="presentation" style:parent-style-name="One_20_Column-outline1" style:list-style-name="L3">
      <style:graphic-properties fo:min-height="8.884cm"/>
      <style:paragraph-properties style:writing-mode="lr-tb"/>
    </style:style>
    <style:style style:name="pr8" style:family="presentation" style:parent-style-name="One_20_Column_5f_-title">
      <style:graphic-properties draw:auto-grow-height="true" fo:min-height="1.737cm"/>
      <style:paragraph-properties style:writing-mode="lr-tb"/>
    </style:style>
    <style:style style:name="pr9" style:family="presentation" style:parent-style-name="One_20_Column_5f_-outline1">
      <style:graphic-properties fo:min-height="8.884cm"/>
      <style:paragraph-properties style:writing-mode="lr-tb"/>
    </style:style>
    <style:style style:name="pr10" style:family="presentation" style:parent-style-name="One_20_Column_5f_-notes">
      <style:graphic-properties draw:fill-color="#ffffff" draw:auto-grow-height="true" fo:min-height="13.364cm"/>
      <style:paragraph-properties style:writing-mode="lr-tb"/>
    </style:style>
    <style:style style:name="P1" style:family="paragraph">
      <style:text-properties fo:language="tr" fo:country="TR"/>
    </style:style>
    <style:style style:name="P2" style:family="paragraph">
      <loext:graphic-properties draw:fill="none"/>
      <style:text-properties fo:language="tr" fo:country="TR"/>
    </style:style>
    <style:style style:name="P3" style:family="paragraph">
      <loext:graphic-properties draw:fill-color="#ffffff"/>
      <style:text-properties fo:language="tr" fo:country="TR"/>
    </style:style>
    <style:style style:name="P4" style:family="paragraph">
      <style:text-properties fo:font-size="14pt" fo:language="tr" fo:country="TR" style:font-size-asian="16pt" style:font-size-complex="16pt"/>
    </style:style>
    <style:style style:name="P5" style:family="paragraph">
      <loext:graphic-properties draw:fill="none"/>
      <style:text-properties fo:font-size="8pt" fo:language="tr" fo:country="TR"/>
    </style:style>
    <style:style style:name="P6" style:family="paragraph">
      <style:paragraph-properties fo:margin-top="0.5cm" fo:margin-bottom="0cm"/>
    </style:style>
    <style:style style:name="P7" style:family="paragraph">
      <style:text-properties fo:font-size="14pt" fo:language="tr" fo:country="TR"/>
    </style:style>
    <style:style style:name="P8" style:family="paragraph">
      <loext:graphic-properties draw:fill-color="#ffffff"/>
      <style:text-properties fo:font-size="20pt" fo:language="tr" fo:country="TR"/>
    </style:style>
    <style:style style:name="P9" style:family="paragraph">
      <style:text-properties fo:font-size="14pt" fo:language="tr" fo:country="TR" style:font-size-asian="14pt" style:font-size-complex="14pt"/>
    </style:style>
    <style:style style:name="T1" style:family="text">
      <style:text-properties fo:language="tr" fo:country="TR"/>
    </style:style>
    <style:style style:name="T2" style:family="text">
      <style:text-properties fo:font-size="14pt" fo:language="tr" fo:country="TR" style:font-size-asian="16pt" style:font-size-complex="16pt"/>
    </style:style>
    <style:style style:name="T3" style:family="text">
      <style:text-properties fo:font-size="14pt" fo:language="tr" fo:country="TR" fo:font-style="italic" style:font-size-asian="16pt" style:font-style-asian="italic" style:font-size-complex="16pt" style:font-style-complex="italic"/>
    </style:style>
    <style:style style:name="T4" style:family="text">
      <style:text-properties fo:font-size="8pt" fo:language="tr" fo:country="TR"/>
    </style:style>
    <style:style style:name="T5" style:family="text">
      <style:text-properties fo:font-size="14pt" fo:language="tr" fo:country="TR"/>
    </style:style>
    <style:style style:name="T6" style:family="text">
      <style:text-properties fo:font-variant="normal" fo:text-transform="none" style:use-window-font-color="true" loext:opacity="0%" style:text-outline="false" style:text-line-through-style="none" style:text-line-through-type="none" style:font-name="Liberation Sans" fo:font-size="14pt" fo:language="tr" fo:country="TR"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7" style:family="text">
      <style:text-properties fo:font-size="14pt" fo:language="tr" fo:country="TR" style:font-size-asian="14pt" style:font-size-complex="14pt"/>
    </style:style>
    <style:style style:name="T8" style:family="text">
      <style:text-properties fo:font-size="14pt" fo:language="tr" fo:country="TR" fo:font-style="italic" style:font-size-asian="14pt" style:font-style-asian="italic" style:font-size-complex="14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5cm" svg:height="3.473cm" svg:x="0.4cm" svg:y="2.242cm" presentation:class="title" presentation:user-transformed="true">
          <draw:text-box>
            <text:p><text:span text:style-name="T1">Tiyatro türünün genel özellikleri, trajedi ve komedya(komedi).</text:span></text:p>
          </draw:text-box>
        </draw:frame>
        <draw:frame draw:style-name="gr1" draw:text-style-name="P2" draw:layer="layout" svg:width="16.788cm" svg:height="0.635cm" svg:x="11.212cm" svg:y="13.97cm">
          <draw:text-box>
            <text:p><text:span text:style-name="T1">Her sayfanın kaynağı aşağıda yazıyordur.</text:span></text:p>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1" draw:layer="layout" svg:width="26.5cm" svg:height="1.737cm" svg:x="0.17cm" svg:y="0cm" presentation:class="title" presentation:user-transformed="true">
          <draw:text-box>
            <text:p><text:span text:style-name="T1">Tiyatro;</text:span></text:p>
          </draw:text-box>
        </draw:frame>
        <draw:frame presentation:style-name="pr4" draw:text-style-name="P4" draw:layer="layout" svg:width="28cm" svg:height="12.7cm" svg:x="-0.06cm" svg:y="1.905cm" presentation:class="outline" presentation:user-transformed="true">
          <draw:text-box>
            <text:list text:style-name="L2">
              <text:list-item>
                <text:p><text:span text:style-name="T2">Olay çevresinde oluşan metinlerden biri olan </text:span><text:span text:style-name="T3">tiyatro</text:span><text:span text:style-name="T2">, yaşanmış ya da yaşanması muhtemel olayları okuyucuya anlatmak yerine sahnede canlandırarak seyirciye aktaran bir edebi türdür.</text:span></text:p>
              </text:list-item>
              <text:list-item>
                <text:p><text:span text:style-name="T2">Tiyatro, göstermeye bağlı edebi metinlerdir yani yaşanması muhtemel bir olay sahnede canlandırılır.</text:span></text:p>
              </text:list-item>
              <text:list-item>
                <text:p><text:span text:style-name="T2">Piyes adıyla da bilinir.</text:span></text:p>
              </text:list-item>
              <text:list-item>
                <text:p><text:span text:style-name="T2">Sahnede gösterilen oyun hem göze hem de kulağa hitap ettiği için etkileyicilik gücü yüksektir.</text:span></text:p>
              </text:list-item>
              <text:list-item>
                <text:p><text:span text:style-name="T2">Her tiyatro eserinde bir olay ve olay örgüsü bulunmaktadır ve olay örgüsüne dramatik örgü denilir.</text:span></text:p>
              </text:list-item>
              <text:list-item>
                <text:p><text:span text:style-name="T2">Dramatik örgü, zaman, mekan, çatışma ve kişiler yapı unsurlarını oluşturur.</text:span></text:p>
              </text:list-item>
              <text:list-item>
                <text:p><text:span text:style-name="T2">Konusuna göre trajedi, dram ve komedi olarak üçe ayrılır.</text:span></text:p>
              </text:list-item>
              <text:list-item>
                <text:p><text:span text:style-name="T2">Tiyatroda günlük konuşma dili kullanılır.</text:span></text:p>
              </text:list-item>
              <text:list-item>
                <text:p><text:span text:style-name="T2">Gerçeğe oldukça yakındır.</text:span></text:p>
              </text:list-item>
            </text:list>
          </draw:text-box>
        </draw:frame>
        <draw:frame draw:style-name="gr1" draw:text-style-name="P5" draw:layer="layout" svg:width="28cm" svg:height="1.27cm" svg:x="0cm" svg:y="14.605cm">
          <draw:text-box>
            <text:p><text:span text:style-name="T4">Kaynak: </text:span><text:span text:style-name="T4"><text:a xlink:href="https://www.edebiyatciyim.com/tiyatro-nedir-tiyatro-cesitleri" xlink:type="simple">https://www.edebiyatciyim.com/tiyatro-nedir-tiyatro-cesitleri</text:a></text:span><text:span text:style-name="T4">.</text:span></text:p>
          </draw:text-box>
        </draw:frame>
        <presentation:notes draw:style-name="dp2">
          <draw:page-thumbnail draw:style-name="gr2" draw:layer="layout" svg:width="19.798cm" svg:height="11.136cm" svg:x="0.6cm" svg:y="2.257cm" draw:page-number="2" presentation:class="page"/>
          <draw:frame presentation:style-name="pr5" draw:text-style-name="P3"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text-style-name="P1" draw:layer="layout" svg:width="26.5cm" svg:height="1.8cm" svg:x="0.17cm" svg:y="0cm" presentation:class="title" presentation:user-transformed="true">
          <draw:text-box>
            <text:p><text:span text:style-name="T1">Tiyatro Türleri;</text:span></text:p>
          </draw:text-box>
        </draw:frame>
        <draw:frame presentation:style-name="pr7" draw:text-style-name="P7" draw:layer="layout" svg:width="27.94cm" svg:height="12.065cm" svg:x="0.06cm" svg:y="1.906cm" presentation:class="outline" presentation:user-transformed="true">
          <draw:text-box>
            <text:list text:style-name="L3">
              <text:list-item>
                <text:p><text:span text:style-name="T5">Trajedi:</text:span><text:span text:style-name="T5"><text:line-break/></text:span><text:span text:style-name="T5"><text:line-break/></text:span><text:span text:style-name="T5">→ Konusunu tarihten ve efsanelerden alan, ağırlıklı olarak acıklı olayları konu edinen tiyatrolara “Trajedi (Tragedya)” denilmektedir. Trajedilerde kişiler Yunan mitolojisindeki Tanrı ve Tanrıçaların yanı sıra kral, kraliçe, prens ve prenses gibi soylulardan oluşmaktadır. Bu türde soylu kişilere yönelik olduğundan kaba sözlere, kavgaya, kanlı görüntülere yer verilmez. Aynı zamanda “Üç birlik kuralı” da keskin bir şekilde uygulanmaktadır</text:span></text:p>
              </text:list-item>
              <text:list-item>
                <text:p text:style-name="P6"><text:span text:style-name="T6">Komedya (Komedi):</text:span><text:span text:style-name="T6"><text:line-break/></text:span><text:span text:style-name="T6"><text:line-break/></text:span><text:span text:style-name="T5">→ Yunanistan’da doğan bir oyun türüdür. Kişi ve olayların sadece gülünç yönlerini ele alıp sahnede canlandıran tiyatro türüne “Komedya” denilmektedir. Konularını ise halkın günlük yaşamından almıştır. Yine aynı şekilde kişiler de halkın içinden seçilmektedir.</text:span></text:p>
              </text:list-item>
              <text:list-item>
                <text:p text:style-name="P6"><text:span text:style-name="T5">Dram:</text:span></text:p>
                <text:p text:style-name="P6"><text:span text:style-name="T5">→ </text:span><text:span text:style-name="T5">Hayatın hem acıklı hem de gülünç yönlerini sahnede göstermeyi amaçlayan modern tiyatronun da başlangıcı olarak kabul gören bir diğer oyun türü de “Dram”dır. Aslında dram türü, trajediye tepki olarak doğmuştur. Dramdaki en büyük yenilik ise “Üç birlik kuralı”nın uygulanmaması olarak gösterilebilir. Günlük yaşamdaki herhangi bir konu ve günlük hayatta karşılaşılabilecek herhangi biri dramda kişi olarak seçilebilmektedir.</text:span></text:p>
              </text:list-item>
            </text:list>
          </draw:text-box>
        </draw:frame>
        <draw:frame draw:style-name="gr1" draw:text-style-name="P5" draw:layer="layout" svg:width="28cm" svg:height="1.27cm" svg:x="0cm" svg:y="14.606cm">
          <draw:text-box>
            <text:p><text:span text:style-name="T4">Kaynak: </text:span><text:span text:style-name="T4"><text:a xlink:href="https://www.edebiyatciyim.com/tiyatro-nedir-tiyatro-cesitleri" xlink:type="simple">https://www.edebiyatciyim.com/tiyatro-nedir-tiyatro-cesitleri</text:a></text:span><text:span text:style-name="T4">.</text:span></text:p>
          </draw:text-box>
        </draw:frame>
        <presentation:notes draw:style-name="dp2">
          <draw:page-thumbnail draw:style-name="gr2" draw:layer="layout" svg:width="19.798cm" svg:height="11.136cm" svg:x="0.6cm" svg:y="2.257cm" draw:page-number="3" presentation:class="page"/>
          <draw:frame presentation:style-name="pr5" draw:text-style-name="P8" draw:layer="layout" svg:width="16.799cm" svg:height="13.364cm" svg:x="2.1cm" svg:y="14.107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text:p><text:span text:style-name="T1">Trajedi;</text:span></text:p>
          </draw:text-box>
        </draw:frame>
        <draw:frame presentation:style-name="pr9" draw:text-style-name="P9" draw:layer="layout" svg:width="28cm" svg:height="12.7cm" svg:x="0cm" svg:y="1.805cm" presentation:class="outline" presentation:user-transformed="true">
          <draw:text-box>
            <text:list text:style-name="L2">
              <text:list-item>
                <text:p><text:span text:style-name="T7">Konusunu tarihten ve mitolojiden alarak seyirciye hayatın acıklı ve korkunç yönlerini göstermeyi amaçlayan ve değişmeyen kurallar çerçevesinde ahlaki bir ders veren manzum tiyatro türüne “</text:span><text:span text:style-name="T8">Trajedi</text:span><text:span text:style-name="T7">” denir.</text:span></text:p>
              </text:list-item>
              <text:list-item>
                <text:p><text:span text:style-name="T7">Eski Yunan’da Dionysos (dionisos) törenleri sırasında doğmuş olan bu türde amaç ruhu kötülüklerden arındırmaktır.</text:span></text:p>
              </text:list-item>
              <text:list-item>
                <text:p><text:span text:style-name="T7">Bu oyunlarda toplumun sahip olması gereken erdemler yüceltilerek seyirciye bir ahlak dersi verilir.</text:span></text:p>
              </text:list-item>
              <text:list-item>
                <text:p><text:span text:style-name="T7">Konular günlük yaşamdan değil tarihten, efsanelerden ve mitolojiden alınmaktadır.</text:span></text:p>
              </text:list-item>
              <text:list-item>
                <text:p><text:span text:style-name="T7">Trajedi kahramanları tanrı, tanrıça, kral, kraliçe, prens ve prensesler gibi soylu kişilerden seçilmektedir.</text:span></text:p>
              </text:list-item>
              <text:list-item>
                <text:p><text:span text:style-name="T7">Klasik ve kusursuz bir üslup barındırır.</text:span></text:p>
              </text:list-item>
              <text:list-item>
                <text:p><text:span text:style-name="T7">Oyun soylu kişilere yöneliktir ve sahnede kanlı görüntülere, kaba ve argo sözlere yer verilmez.</text:span></text:p>
              </text:list-item>
              <text:list-item>
                <text:p text:style-name="P6"><text:span text:style-name="T7">Bu türün belirleyici özelliklerinden birisi de manzum olmasıdır fakat daha sonraki yıllarda nesir şeklinde de örnekler verilmiştir.</text:span></text:p>
              </text:list-item>
              <text:list-item>
                <text:p text:style-name="P6"><text:span text:style-name="T7">Bu oyunlarda ahlak ve erdemli olmak, toplumun geleneklerine bağlı kalmak son derece önemlidir. Bu konuda zayıflık gösterenler ise oyun esnasında cezalandırılır.</text:span></text:p>
              </text:list-item>
            </text:list>
          </draw:text-box>
        </draw:frame>
        <draw:frame draw:style-name="gr1" draw:text-style-name="P5" draw:layer="layout" svg:width="28cm" svg:height="1.27cm" svg:x="0cm" svg:y="14.605cm">
          <draw:text-box>
            <text:p><text:span text:style-name="T4">Kaynak: </text:span><text:span text:style-name="T4"><text:a xlink:href="https://www.edebiyatciyim.com/trajedi-nedir-tragedya-nedir-trajedinin-ozellikleri/" xlink:type="simple">https://www.edebiyatciyim.com/trajedi-nedir-tragedya-nedir-trajedinin-ozellikleri/</text:a></text:span><text:span text:style-name="T4">.</text:span></text:p>
          </draw:text-box>
        </draw:frame>
        <presentation:notes draw:style-name="dp2">
          <draw:page-thumbnail draw:style-name="gr2" draw:layer="layout" svg:width="19.798cm" svg:height="11.136cm" svg:x="0.6cm" svg:y="2.257cm" draw:page-number="4" presentation:class="page"/>
          <draw:frame presentation:style-name="pr10" draw:text-style-name="P8" draw:layer="layout" svg:width="16.799cm" svg:height="13.364cm" svg:x="2.1cm" svg:y="14.107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text:p><text:span text:style-name="T1">Trajedi;</text:span></text:p>
          </draw:text-box>
        </draw:frame>
        <draw:frame presentation:style-name="pr9" draw:text-style-name="P9" draw:layer="layout" svg:width="28cm" svg:height="12.7cm" svg:x="0cm" svg:y="1.805cm" presentation:class="outline" presentation:user-transformed="true">
          <draw:text-box>
            <text:list text:style-name="L2">
              <text:list-item>
                <text:p><text:span text:style-name="T7">Oyun, başından sonuna kadar acıklı ve korkunç olayları ele aldığından izleyicide sürekli bir heyecan yaratmayı kolaylıkla başarmaktadır.</text:span></text:p>
              </text:list-item>
              <text:list-item>
                <text:p text:style-name="P6"><text:span text:style-name="T7">Üç birlik kuralı (zaman, mekan ve olayda birlik) vardır.</text:span></text:p>
              </text:list-item>
              <text:list-item>
                <text:p text:style-name="P6"><text:span text:style-name="T7">Oyunlar genellikle beş perdeden oluşur.</text:span></text:p>
              </text:list-item>
              <text:list-item>
                <text:p text:style-name="P6"><text:span text:style-name="T7">Koro, trajedinin olmazsa olmaz ögesidir.</text:span></text:p>
              </text:list-item>
              <text:list-item>
                <text:p text:style-name="P6"><text:span text:style-name="T7">Trajedilerde tanrıların, tanrıçaların ya da kralların, prenslerin ve diğer soylu insanların kendi aralarındaki mücadelesi belli bir çatışma düzeni etrafında seyirciye aktarılmaktadır.</text:span></text:p>
              </text:list-item>
            </text:list>
          </draw:text-box>
        </draw:frame>
        <draw:frame draw:style-name="gr1" draw:text-style-name="P5" draw:layer="layout" svg:width="28cm" svg:height="1.27cm" svg:x="0cm" svg:y="14.605cm">
          <draw:text-box>
            <text:p><text:span text:style-name="T4">Kaynak: </text:span><text:span text:style-name="T4"><text:a xlink:href="https://www.edebiyatciyim.com/trajedi-nedir-tragedya-nedir-trajedinin-ozellikleri/" xlink:type="simple">https://www.edebiyatciyim.com/trajedi-nedir-tragedya-nedir-trajedinin-ozellikleri/</text:a></text:span><text:span text:style-name="T4">.</text:span></text:p>
          </draw:text-box>
        </draw:frame>
        <presentation:notes draw:style-name="dp2">
          <draw:page-thumbnail draw:style-name="gr2" draw:layer="layout" svg:width="19.798cm" svg:height="11.136cm" svg:x="0.6cm" svg:y="2.257cm" draw:page-number="5" presentation:class="page"/>
          <draw:frame presentation:style-name="pr10" draw:text-style-name="P8" draw:layer="layout" svg:width="16.799cm" svg:height="13.364cm" svg:x="2.1cm" svg:y="14.107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text:p><text:span text:style-name="T1">Komedya (komedi);</text:span></text:p>
          </draw:text-box>
        </draw:frame>
        <draw:frame presentation:style-name="pr9" draw:text-style-name="P9" draw:layer="layout" svg:width="28cm" svg:height="12.7cm" svg:x="0cm" svg:y="1.805cm" presentation:class="outline" presentation:user-transformed="true">
          <draw:text-box>
            <text:list text:style-name="L2">
              <text:list-item>
                <text:p><text:span text:style-name="T7">Bugün birçok alanda duyduğumuz komedi, aslında modern tiyatronun bir türü olarak komedyadan gelmektedir. Bu </text:span><text:span text:style-name="T7">türün amacı kişilerin ya da toplumların aksayan yönlerini perdeye yansıtarak güldürmeyi ve bunu yaparken de </text:span><text:span text:style-name="T7">düşündürmektir.</text:span></text:p>
              </text:list-item>
              <text:list-item>
                <text:p><text:span text:style-name="T7">Komedyalarda seyircileri güldürmek için daha çok yalakalık, cimrilik, iki yüzlülük ve korkaklık gibi insan davranışları </text:span><text:span text:style-name="T7">abartılarak işlenmektedir. Bu insan huyları güldürücü bir şekilde ele alınırken aslında seyircinin bundan ders çıkarması </text:span><text:span text:style-name="T7">amaçlanır.</text:span></text:p>
              </text:list-item>
              <text:list-item>
                <text:p><text:span text:style-name="T7">Komedyaların konuları ait olduğu toplumun günlük yaşamından alındığı gibi kişileri de soylulardan değil halkın </text:span><text:span text:style-name="T7">arasından seçilmektedir. Aynı zamanda teknik konularındaki imkansızlıklardan dolayı </text:span><text:span text:style-name="T8">trajedi</text:span><text:span text:style-name="T7">lerde olduğu gibi üç birlik </text:span><text:span text:style-name="T7">kuralına uyulmaktadır.</text:span></text:p>
              </text:list-item>
              <text:list-item>
                <text:p><text:span text:style-name="T7">İnsanların ve toplumların gülünç yönlerini işleyen tiyatro türüdür.</text:span></text:p>
              </text:list-item>
              <text:list-item>
                <text:p><text:span text:style-name="T7">Seyirciyi güldürerek güzel vakit geçirtmeyi ve güldürürken de düşündürüp ders vermeyi amaçlar.</text:span></text:p>
              </text:list-item>
              <text:list-item>
                <text:p><text:span text:style-name="T7">Konular günlük yaşamdaki gülünç olaylardan seçilir.</text:span></text:p>
              </text:list-item>
              <text:list-item>
                <text:p><text:span text:style-name="T7">Toplumun her kesiminden kişiler oyunda kendine yer bulur.</text:span></text:p>
              </text:list-item>
              <text:list-item>
                <text:p><text:span text:style-name="T7">Üç birlik kuralına uyulur.</text:span></text:p>
              </text:list-item>
            </text:list>
          </draw:text-box>
        </draw:frame>
        <draw:frame draw:style-name="gr1" draw:text-style-name="P5" draw:layer="layout" svg:width="28cm" svg:height="1.27cm" svg:x="0cm" svg:y="14.605cm">
          <draw:text-box>
            <text:p><text:span text:style-name="T4">Kaynak: .</text:span></text:p>
          </draw:text-box>
        </draw:frame>
        <presentation:notes draw:style-name="dp2">
          <draw:page-thumbnail draw:style-name="gr2" draw:layer="layout" svg:width="19.798cm" svg:height="11.136cm" svg:x="0.6cm" svg:y="2.257cm" draw:page-number="6" presentation:class="page"/>
          <draw:frame presentation:style-name="pr10" draw:text-style-name="P8" draw:layer="layout" svg:width="16.799cm" svg:height="13.364cm" svg:x="2.1cm" svg:y="14.107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8" draw:text-style-name="P1" draw:layer="layout" svg:width="26.5cm" svg:height="1.737cm" svg:x="0.17cm" svg:y="0cm" presentation:class="title" presentation:user-transformed="true">
          <draw:text-box>
            <text:p><text:span text:style-name="T1">Komedya (komedi);</text:span></text:p>
          </draw:text-box>
        </draw:frame>
        <draw:frame presentation:style-name="pr9" draw:text-style-name="P9" draw:layer="layout" svg:width="28cm" svg:height="12.7cm" svg:x="0cm" svg:y="1.805cm" presentation:class="outline" presentation:user-transformed="true">
          <draw:text-box>
            <text:list text:style-name="L2">
              <text:list-item>
                <text:p text:style-name="P6"><text:span text:style-name="T7">Manzum yani şiir şeklindedir.</text:span></text:p>
              </text:list-item>
              <text:list-item>
                <text:p text:style-name="P6"><text:span text:style-name="T7">Oyun sırasında kaba görüntülere sahnede yer verilir, çirkin sözlerin söylenmesinden kaçınılmaz.</text:span></text:p>
              </text:list-item>
              <text:list-item>
                <text:p text:style-name="P6"><text:span text:style-name="T7">Üslupta seçkinlik aranmaz.</text:span></text:p>
              </text:list-item>
              <text:list-item>
                <text:p text:style-name="P6"><text:span text:style-name="T7">Oyun, beş perdeden oluşur ve sonuna kadar hiçbir kesintiye uğramaz.</text:span></text:p>
              </text:list-item>
              <text:list-item>
                <text:p text:style-name="P6"><text:span text:style-name="T7">Sahnedeki diyaloglara ek olarak bir de koro bulunur.</text:span></text:p>
              </text:list-item>
              <text:list-item>
                <text:p text:style-name="P6"><text:span text:style-name="T7">Konularına göre karakter, töre ve entrika komedisi şeklinde üç başlıkta sınıflandırılır.</text:span></text:p>
              </text:list-item>
              <text:list-item>
                <text:p text:style-name="P6"><text:span text:style-name="T7">Komedya türünde Yunan Aristophanes ve Fransız Moliere oyunlarıyla tanınmış isimlerin başında yer alır.</text:span></text:p>
              </text:list-item>
            </text:list>
          </draw:text-box>
        </draw:frame>
        <draw:frame draw:style-name="gr1" draw:text-style-name="P5" draw:layer="layout" svg:width="28cm" svg:height="1.27cm" svg:x="0cm" svg:y="14.605cm">
          <draw:text-box>
            <text:p><text:span text:style-name="T4">Kaynak: .</text:span></text:p>
          </draw:text-box>
        </draw:frame>
        <presentation:notes draw:style-name="dp4">
          <office:forms form:automatic-focus="false" form:apply-design-mode="false"/>
          <draw:page-thumbnail draw:style-name="gr2" draw:layer="layout" svg:width="19.798cm" svg:height="11.136cm" svg:x="0.6cm" svg:y="2.257cm" draw:page-number="7" presentation:class="page"/>
          <draw:frame presentation:style-name="pr10"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One_20_Column_5f_-backgroundobjects">
      <style:graphic-properties draw:stroke="none" draw:fill="none" draw:fill-color="#ffffff" draw:auto-grow-height="false" fo:min-height="1.086cm"/>
      <style:paragraph-properties style:writing-mode="lr-tb"/>
    </style:style>
    <style:style style:name="Mpr10" style:family="presentation" style:parent-style-name="One_20_Column_5f_-backgroundobjects">
      <style:graphic-properties draw:stroke="none" draw:fill="none" draw:fill-color="#ffffff" draw:auto-grow-height="false" fo:min-height="1.485cm"/>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office:forms form:automatic-focus="false" form:apply-design-mode="fals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_5f_-title" draw:layer="backgroundobjects" svg:width="19.798cm" svg:height="11.136cm" svg:x="0.6cm" svg:y="2.257cm" presentation:class="page"/>
        <draw:frame presentation:style-name="One_20_Column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8T06:22:58.738758645</meta:creation-date>
    <meta:editing-duration>PT10H30M27S</meta:editing-duration>
    <meta:editing-cycles>6</meta:editing-cycles>
    <meta:generator>LibreOffice/7.5.2.2$Linux_X86_64 LibreOffice_project/53bb9681a964705cf672590721dbc85eb4d0c3a2</meta:generator>
    <dc:title>Portfolio</dc:title>
    <dc:date>2023-04-22T17:54:56.282334910</dc:date>
    <meta:document-statistic meta:object-count="107"/>
  </office:meta>
</office:document-meta>
</file>